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1.889cm" fo:min-width="9.26cm" loext:decorative="false"/>
      <style:paragraph-properties style:writing-mode="lr-tb"/>
    </style:style>
    <style:style style:name="gr2" style:family="graphic" style:parent-style-name="standard">
      <style:graphic-properties svg:stroke-width="0.2cm" draw:marker-start="Arrow" draw:marker-start-width="0.5cm" draw:marker-end="Arrow" draw:marker-end-width="0.5cm" draw:textarea-vertical-align="middle" fo:padding-top="0.225cm" fo:padding-bottom="0.225cm" fo:padding-left="0.35cm" fo:padding-right="0.35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6cm" fo:min-width="4.471cm" loext:decorative="false"/>
      <style:paragraph-properties style:writing-mode="lr-tb"/>
    </style:style>
    <style:style style:name="gr4" style:family="graphic" style:parent-style-name="standard">
      <style:graphic-properties svg:stroke-color="#000000" draw:fill-color="#cccccc" draw:textarea-horizontal-align="justify" draw:textarea-vertical-align="middle" draw:auto-grow-height="false" fo:min-height="13.24cm" fo:min-width="5.518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4.689cm" fo:min-width="9.466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2cm" draw:marker-start-width="0.5cm" draw:marker-end="Small_20_Arrow" draw:marker-end-width="0.5cm" draw:textarea-vertical-align="middle" fo:padding-top="0.225cm" fo:padding-bottom="0.225cm" fo:padding-left="0.35cm" fo:padding-right="0.35cm" loext:decorative="false"/>
    </style:style>
    <style:style style:name="gr7" style:family="graphic" style:parent-style-name="standard">
      <style:graphic-properties svg:stroke-width="0.2cm" draw:marker-start="Arrowheads_20_3" draw:marker-start-width="0.5cm" draw:marker-end="Arrowheads_20_3" draw:marker-end-width="0.5cm" draw:textarea-vertical-align="middle" fo:padding-top="0.225cm" fo:padding-bottom="0.225cm" fo:padding-left="0.35cm" fo:padding-right="0.35cm" loext:decorative="false"/>
    </style:style>
    <style:style style:name="gr8" style:family="graphic" style:parent-style-name="standard">
      <style:graphic-properties svg:stroke-width="0.1cm" draw:marker-start="Arrowheads_20_2" draw:marker-start-width="0.35cm" draw:marker-end="" draw:marker-end-width="0.35cm" draw:textarea-vertical-align="middle" fo:padding-top="0.175cm" fo:padding-bottom="0.175cm" fo:padding-left="0.3cm" fo:padding-right="0.3cm" loext:decorative="false"/>
    </style:style>
    <style:style style:name="gr9" style:family="graphic" style:parent-style-name="standard">
      <style:graphic-properties svg:stroke-width="0.1cm" draw:marker-end="Arrowheads_20_2" draw:marker-end-width="0.3cm" draw:textarea-vertical-align="middle" fo:padding-top="0.175cm" fo:padding-bottom="0.175cm" fo:padding-left="0.3cm" fo:padding-right="0.3cm" loext:decorative="false"/>
    </style:style>
    <style:style style:name="gr10" style:family="graphic" style:parent-style-name="standard">
      <style:graphic-properties svg:stroke-width="0.2cm" svg:stroke-color="#bf0041" draw:marker-start-width="0.5cm" draw:marker-end="Arrow" draw:marker-end-width="0.5cm" draw:textarea-vertical-align="middle" fo:padding-top="0.225cm" fo:padding-bottom="0.225cm" fo:padding-left="0.35cm" fo:padding-right="0.35cm" loext:decorative="false"/>
    </style:style>
    <style:style style:name="gr11" style:family="graphic" style:parent-style-name="standard">
      <style:graphic-properties svg:stroke-width="0.1cm" svg:stroke-color="#c9211e" draw:marker-start="" draw:marker-start-width="0.35cm" draw:marker-end="Arrowheads_20_2" draw:marker-end-width="0.35cm" draw:textarea-vertical-align="middle" fo:padding-top="0.175cm" fo:padding-bottom="0.175cm" fo:padding-left="0.3cm" fo:padding-right="0.3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6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7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4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02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6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57cm" loext:decorative="false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21.71cm" fo:min-width="9.599cm" style:writing-mode="lr-tb" loext:decorative="false"/>
      <style:paragraph-properties style:writing-mode="lr-tb"/>
    </style:style>
    <style:style style:name="gr20" style:family="graphic" style:parent-style-name="standard">
      <style:graphic-properties svg:stroke-width="0.2cm" svg:stroke-color="#bf0041" draw:marker-start="Arrowheads_20_2" draw:marker-start-width="0.5cm" draw:marker-end="" draw:marker-end-width="0.5cm" draw:textarea-vertical-align="middle" fo:padding-top="0.225cm" fo:padding-bottom="0.225cm" fo:padding-left="0.35cm" fo:padding-right="0.35cm" loext:decorative="false"/>
    </style:style>
    <style:style style:name="gr21" style:family="graphic" style:parent-style-name="standard">
      <style:graphic-properties svg:stroke-width="0.1cm" draw:marker-start="Arrowheads_20_2" draw:marker-end="Arrowheads_20_2" draw:marker-end-width="0.3cm" draw:textarea-vertical-align="middle" fo:padding-top="0.175cm" fo:padding-bottom="0.175cm" fo:padding-left="0.3cm" fo:padding-right="0.3cm" loext:decorative="false"/>
    </style:style>
    <style:style style:name="gr22" style:family="graphic" style:parent-style-name="standard">
      <style:graphic-properties svg:stroke-width="0.1cm" draw:marker-start="Arrowheads_20_2" draw:marker-end="" draw:marker-end-width="0.3cm" draw:textarea-vertical-align="middle" fo:padding-top="0.175cm" fo:padding-bottom="0.175cm" fo:padding-left="0.3cm" fo:padding-right="0.3cm" loext:decorative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44cm" loext:decorative="false"/>
      <style:paragraph-properties style:writing-mode="lr-tb"/>
    </style:style>
    <style:style style:name="gr24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21.695cm" fo:min-width="5.356cm" style:writing-mode="lr-tb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8cm" fo:min-width="3.676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3.676cm" loext:decorative="false"/>
      <style:paragraph-properties style:writing-mode="lr-tb"/>
    </style:style>
    <style:style style:name="gr27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3.425cm" fo:min-width="11.225cm" style:writing-mode="lr-tb" loext:decorative="false"/>
      <style:paragraph-properties style:writing-mode="lr-tb"/>
    </style:style>
    <style:style style:name="gr28" style:family="graphic" style:parent-style-name="standard">
      <style:graphic-properties svg:stroke-width="0.106cm" draw:marker-start-width="0.358cm" draw:marker-end="Arrowheads_20_4" draw:marker-end-width="0.358cm" draw:textarea-vertical-align="middle" fo:padding-top="0.177cm" fo:padding-bottom="0.177cm" fo:padding-left="0.302cm" fo:padding-right="0.302cm" loext:decorative="false"/>
    </style:style>
    <style:style style:name="P1" style:family="paragraph">
      <style:paragraph-properties fo:margin-left="0cm" fo:margin-right="0cm" fo:margin-top="0cm" fo:margin-bottom="0cm" fo:line-height="100%" fo:text-align="end" fo:text-indent="0cm"/>
    </style:style>
    <style:style style:name="P2" style:family="paragraph">
      <style:paragraph-properties fo:margin-left="0cm" fo:margin-right="0cm" fo:margin-top="0cm" fo:margin-bottom="0cm" fo:line-height="100%" fo:text-align="start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24pt" style:font-size-asian="24pt" style:font-size-complex="24pt"/>
    </style:style>
    <style:style style:name="P7" style:family="paragraph">
      <style:paragraph-properties fo:text-align="center" style:writing-mode="lr-tb"/>
      <style:text-properties fo:font-size="24pt" style:font-size-asian="24pt" style:font-size-complex="24pt"/>
    </style:style>
    <style:style style:name="P8" style:family="paragraph">
      <loext:graphic-properties draw:fill-color="#cccccc"/>
      <style:paragraph-properties fo:text-align="center" style:writing-mode="lr-tb"/>
      <style:text-properties fo:font-size="24pt" style:font-size-asian="24pt" style:font-size-complex="24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4pt" style:font-size-asian="24pt" style:font-size-complex="24pt"/>
    </style:style>
    <style:style style:name="P10" style:family="paragraph">
      <loext:graphic-properties draw:fill="solid" draw:fill-color="#cccccc"/>
      <style:paragraph-properties fo:text-align="center" style:writing-mode="lr-tb"/>
      <style:text-properties fo:font-size="24pt" style:font-size-asian="24pt" style:font-size-complex="24pt"/>
    </style:style>
    <style:style style:name="P11" style:family="paragraph">
      <loext:graphic-properties draw:fill="none" draw:fill-color="#ffffff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/>
      <style:text-properties fo:font-size="18pt" style:font-size-asian="18pt" style:font-size-complex="18pt"/>
    </style:style>
    <style:style style:name="P14" style:family="paragraph"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9.76cm" svg:height="2.139cm" svg:x="6.773cm" svg:y="7.064cm">
          <draw:text-box>
            <text:p text:style-name="P1"><text:span text:style-name="T1">CSR I/F</text:span></text:p>
            <text:p text:style-name="P2"><text:span text:style-name="T1">IOb,AXI,APB,WB,AXIL</text:span></text:p>
          </draw:text-box>
        </draw:frame>
        <draw:connector draw:style-name="gr2" draw:text-style-name="P4" draw:layer="layout" svg:x1="16.977cm" svg:y1="6.042cm" svg:x2="16.999cm" svg:y2="11.025cm" draw:start-shape="id1" draw:start-glue-point="2" svg:d="M16977 6042v2742h22v2241" svg:viewBox="0 0 23 4984">
          <text:p/>
        </draw:connector>
        <draw:frame draw:style-name="gr3" draw:text-style-name="P6" draw:layer="layout" svg:width="4.971cm" svg:height="2.296cm" svg:x="7.108cm" svg:y="16.977cm">
          <draw:text-box>
            <text:p text:style-name="P5"><text:span text:style-name="T1">Memory I/F</text:span><text:span text:style-name="T1"><text:line-break/></text:span><text:span text:style-name="T1">AXI</text:span></text:p>
          </draw:text-box>
        </draw:frame>
        <draw:custom-shape draw:style-name="gr4" draw:text-style-name="P8" xml:id="id2" draw:id="id2" draw:layer="layout" svg:width="6.018cm" svg:height="13.49cm" svg:x="0.986cm" svg:y="12.749cm">
          <draw:glue-point draw:id="4" svg:x="5.001cm" svg:y="3.591cm"/>
          <draw:glue-point draw:id="5" svg:x="4.985cm" svg:y="-3.69cm"/>
          <text:p text:style-name="P7"><text:span text:style-name="T2">External</text:span></text:p>
          <text:p text:style-name="P7"><text:span text:style-name="T2">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xml:id="id1" draw:id="id1" draw:layer="layout" svg:width="9.966cm" svg:height="4.939cm" svg:x="11.994cm" svg:y="1.103cm">
          <draw:glue-point draw:id="4" svg:x="3.141cm" svg:y="5.001cm"/>
          <text:p text:style-name="P9"><text:span text:style-name="T2">Controller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" draw:layer="layout" svg:x1="16.984cm" svg:y1="36.502cm" svg:x2="16.999cm" svg:y2="32.985cm" svg:d="M16984 36502v-1758h15v-1759" svg:viewBox="0 0 16 3518">
          <text:p/>
        </draw:connector>
        <draw:connector draw:style-name="gr7" draw:text-style-name="P4" draw:layer="layout" svg:x1="7.004cm" svg:y1="19.494cm" svg:x2="12.048cm" svg:y2="19.492cm" draw:start-shape="id2" draw:start-glue-point="1" draw:end-shape="id3" draw:end-glue-point="18" svg:d="M7004 19494h2522v-2h2522" svg:viewBox="0 0 5045 3">
          <text:p/>
        </draw:connector>
        <draw:connector draw:style-name="gr8" draw:text-style-name="P4" draw:layer="layout" svg:x1="41.839cm" svg:y1="19.03cm" svg:x2="22.146cm" svg:y2="19.033cm" draw:start-shape="id4" draw:start-glue-point="11" draw:end-shape="id3" draw:end-glue-point="12" svg:d="M41839 19030h-9846v3h-9847" svg:viewBox="0 0 19694 4">
          <text:p/>
        </draw:connector>
        <draw:connector draw:style-name="gr8" draw:text-style-name="P4" draw:layer="layout" svg:x1="22.146cm" svg:y1="25.042cm" svg:x2="41.839cm" svg:y2="25.046cm" draw:start-shape="id3" draw:start-glue-point="5" draw:end-shape="id4" draw:end-glue-point="14" svg:d="M22146 25042h9847v4h9846" svg:viewBox="0 0 19694 5">
          <text:p/>
        </draw:connector>
        <draw:connector draw:style-name="gr9" draw:text-style-name="P4" draw:layer="layout" svg:x1="22.146cm" svg:y1="18.047cm" svg:x2="41.839cm" svg:y2="18.038cm" draw:start-shape="id3" draw:start-glue-point="13" draw:end-shape="id4" draw:end-glue-point="10" svg:d="M22146 18047h9847v-9h9846" svg:viewBox="0 0 19694 10">
          <text:p/>
        </draw:connector>
        <draw:connector draw:style-name="gr10" draw:text-style-name="P4" draw:layer="layout" svg:x1="22.146cm" svg:y1="20.004cm" svg:x2="41.839cm" svg:y2="21.035cm" draw:start-shape="id3" draw:start-glue-point="11" draw:end-shape="id4" draw:end-glue-point="12" svg:d="M22146 20004h9847v1031h9846" svg:viewBox="0 0 19694 1032">
          <text:p/>
        </draw:connector>
        <draw:connector draw:style-name="gr11" draw:text-style-name="P4" draw:layer="layout" svg:x1="41.839cm" svg:y1="17.024cm" svg:x2="22.146cm" svg:y2="17.032cm" draw:start-shape="id4" draw:start-glue-point="9" draw:end-shape="id3" draw:end-glue-point="14" svg:d="M41839 17024h-9846v8h-9847" svg:viewBox="0 0 19694 9">
          <text:p/>
        </draw:connector>
        <draw:connector draw:style-name="gr11" draw:text-style-name="P4" draw:layer="layout" svg:x1="41.839cm" svg:y1="27.052cm" svg:x2="22.146cm" svg:y2="27.041cm" draw:start-shape="id4" draw:start-glue-point="16" draw:end-shape="id3" draw:end-glue-point="7" svg:d="M41839 27052h-9846v-11h-9847" svg:viewBox="0 0 19694 12">
          <text:p/>
        </draw:connector>
        <draw:frame draw:style-name="gr12" draw:text-style-name="P11" draw:layer="layout" svg:width="3.326cm" svg:height="0.962cm" svg:x="22.188cm" svg:y="11.382cm">
          <draw:text-box>
            <text:p>MDIO</text:p>
          </draw:text-box>
        </draw:frame>
        <draw:frame draw:style-name="gr13" draw:text-style-name="P11" draw:layer="layout" svg:width="4.2cm" svg:height="0.962cm" svg:x="22.062cm" svg:y="18.259cm">
          <draw:text-box>
            <text:p>TX_EN</text:p>
          </draw:text-box>
        </draw:frame>
        <draw:frame draw:style-name="gr14" draw:text-style-name="P11" draw:layer="layout" svg:width="2.97cm" svg:height="0.962cm" svg:x="22.169cm" svg:y="16.19cm">
          <draw:text-box>
            <text:p>TX_CLK</text:p>
          </draw:text-box>
        </draw:frame>
        <draw:frame draw:style-name="gr15" draw:text-style-name="P11" draw:layer="layout" svg:width="3.004cm" svg:height="0.962cm" svg:x="22.21cm" svg:y="26.2cm">
          <draw:text-box>
            <text:p text:style-name="P12">RX_CLK</text:p>
          </draw:text-box>
        </draw:frame>
        <draw:frame draw:style-name="gr16" draw:text-style-name="P11" draw:layer="layout" svg:width="4.202cm" svg:height="0.962cm" svg:x="22.132cm" svg:y="24.199cm">
          <draw:text-box>
            <text:p>RX_DV</text:p>
          </draw:text-box>
        </draw:frame>
        <draw:frame draw:style-name="gr17" draw:text-style-name="P11" draw:layer="layout" svg:width="3.36cm" svg:height="0.962cm" svg:x="22.094cm" svg:y="17.237cm">
          <draw:text-box>
            <text:p text:style-name="P12">TX_ER</text:p>
          </draw:text-box>
        </draw:frame>
        <draw:frame draw:style-name="gr17" draw:text-style-name="P11" draw:layer="layout" svg:width="3.36cm" svg:height="0.962cm" svg:x="22.211cm" svg:y="25.16cm">
          <draw:text-box>
            <text:p>RX_ER</text:p>
          </draw:text-box>
        </draw:frame>
        <draw:frame draw:style-name="gr18" draw:text-style-name="P13" draw:layer="layout" svg:width="2.257cm" svg:height="0.962cm" svg:x="20.278cm" svg:y="9.634cm">
          <draw:text-box>
            <text:p text:style-name="P1"><text:span text:style-name="T3">inta_o</text:span></text:p>
          </draw:text-box>
        </draw:frame>
        <draw:custom-shape draw:style-name="gr19" draw:text-style-name="P14" xml:id="id3" draw:id="id3" draw:layer="layout" svg:width="10.099cm" svg:height="21.96cm" svg:x="12.048cm" svg:y="11.05cm">
          <draw:glue-point draw:id="4" svg:x="4.985cm" svg:y="0.91cm"/>
          <draw:glue-point draw:id="5" svg:x="5cm" svg:y="1.372cm"/>
          <draw:glue-point draw:id="6" svg:x="5cm" svg:y="1.827cm"/>
          <draw:glue-point draw:id="7" svg:x="5cm" svg:y="2.282cm"/>
          <draw:glue-point draw:id="8" svg:x="5cm" svg:y="2.737cm"/>
          <draw:glue-point draw:id="9" svg:x="5cm" svg:y="3.192cm"/>
          <draw:glue-point draw:id="10" svg:x="5cm" svg:y="3.647cm"/>
          <draw:glue-point draw:id="11" svg:x="5cm" svg:y="-0.923cm"/>
          <draw:glue-point draw:id="12" svg:x="5cm" svg:y="-1.365cm"/>
          <draw:glue-point draw:id="13" svg:x="5cm" svg:y="-1.814cm"/>
          <draw:glue-point draw:id="14" svg:x="5cm" svg:y="-2.276cm"/>
          <draw:glue-point draw:id="15" svg:x="5cm" svg:y="-2.724cm"/>
          <draw:glue-point draw:id="16" svg:x="4.985cm" svg:y="-3.193cm"/>
          <draw:glue-point draw:id="17" svg:x="4.985cm" svg:y="-3.648cm"/>
          <draw:glue-point draw:id="18" svg:x="-5.001cm" svg:y="-1.156cm"/>
          <draw:glue-point draw:id="19" svg:x="-5.001cm" svg:y="2.75cm"/>
          <draw:glue-point draw:id="20" svg:x="2.981cm" svg:y="-5cm"/>
          <text:p text:style-name="P14"><text:span text:style-name="T4">Iob-eth</text:span></text:p>
          <draw:enhanced-geometry svg:viewBox="0 0 21600 21600" draw:type="rectangle" draw:enhanced-path="M 0 0 L 21600 0 21600 21600 0 21600 0 0 Z N"/>
        </draw:custom-shape>
        <draw:connector draw:style-name="gr20" draw:text-style-name="P4" draw:layer="layout" svg:x1="22.131cm" svg:y1="24.028cm" svg:x2="41.839cm" svg:y2="22.996cm" draw:start-shape="id3" draw:start-glue-point="4" draw:end-shape="id4" draw:end-glue-point="13" svg:d="M22131 24028h9862v-1032h9846" svg:viewBox="0 0 19709 1033">
          <text:p/>
        </draw:connector>
        <draw:frame draw:style-name="gr16" draw:text-style-name="P11" draw:layer="layout" svg:width="4.202cm" svg:height="0.962cm" svg:x="22.132cm" svg:y="22.999cm">
          <draw:text-box>
            <text:p>RXD</text:p>
          </draw:text-box>
        </draw:frame>
        <draw:frame draw:style-name="gr16" draw:text-style-name="P11" draw:layer="layout" svg:width="4.202cm" svg:height="0.962cm" svg:x="22.132cm" svg:y="19.099cm">
          <draw:text-box>
            <text:p>TXD</text:p>
          </draw:text-box>
        </draw:frame>
        <draw:connector draw:style-name="gr21" draw:text-style-name="P4" draw:layer="layout" svg:x1="22.124cm" svg:y1="12.182cm" svg:x2="41.839cm" svg:y2="12.214cm" draw:end-shape="id4" draw:end-glue-point="5" svg:d="M22124 12182h9607v32h10108" svg:viewBox="0 0 19716 33">
          <text:p/>
        </draw:connector>
        <draw:frame draw:style-name="gr12" draw:text-style-name="P11" draw:layer="layout" svg:width="3.326cm" svg:height="0.962cm" svg:x="22.189cm" svg:y="12.175cm">
          <draw:text-box>
            <text:p>MDC</text:p>
          </draw:text-box>
        </draw:frame>
        <draw:connector draw:style-name="gr9" draw:text-style-name="P4" draw:layer="layout" svg:x1="22.125cm" svg:y1="12.975cm" svg:x2="41.839cm" svg:y2="12.94cm" draw:end-shape="id4" draw:end-glue-point="6" svg:d="M22125 12975h9607v-35h10107" svg:viewBox="0 0 19715 36">
          <text:p/>
        </draw:connector>
        <draw:frame draw:style-name="gr12" draw:text-style-name="P11" draw:layer="layout" svg:width="3.326cm" svg:height="0.962cm" svg:x="22.188cm" svg:y="13.479cm">
          <draw:text-box>
            <text:p>CRS</text:p>
          </draw:text-box>
        </draw:frame>
        <draw:connector draw:style-name="gr22" draw:text-style-name="P4" draw:layer="layout" svg:x1="22.124cm" svg:y1="14.279cm" svg:x2="41.839cm" svg:y2="14.29cm" draw:end-shape="id4" draw:end-glue-point="7" svg:d="M22124 14279h9607v11h10108" svg:viewBox="0 0 19716 12">
          <text:p/>
        </draw:connector>
        <draw:frame draw:style-name="gr12" draw:text-style-name="P11" draw:layer="layout" svg:width="3.326cm" svg:height="0.962cm" svg:x="22.189cm" svg:y="14.272cm">
          <draw:text-box>
            <text:p>COL</text:p>
          </draw:text-box>
        </draw:frame>
        <draw:connector draw:style-name="gr22" draw:text-style-name="P4" draw:layer="layout" svg:x1="22.125cm" svg:y1="15.072cm" svg:x2="41.839cm" svg:y2="15.084cm" draw:end-shape="id4" draw:end-glue-point="8" svg:d="M22125 15072h9607v12h10107" svg:viewBox="0 0 19715 13">
          <text:p/>
        </draw:connector>
        <draw:frame draw:style-name="gr23" draw:text-style-name="P11" draw:layer="layout" svg:width="3.644cm" svg:height="0.962cm" svg:x="22.165cm" svg:y="28.021cm">
          <draw:text-box>
            <text:p>phy_rstn_o</text:p>
          </draw:text-box>
        </draw:frame>
        <draw:connector draw:style-name="gr9" draw:text-style-name="P4" draw:layer="layout" svg:x1="22.101cm" svg:y1="28.929cm" svg:x2="41.839cm" svg:y2="28.904cm" draw:end-shape="id4" draw:end-glue-point="17" svg:d="M22101 28929h9619v-25h10119" svg:viewBox="0 0 19739 26">
          <text:p/>
        </draw:connector>
        <draw:custom-shape draw:style-name="gr24" draw:text-style-name="P10" xml:id="id4" draw:id="id4" draw:layer="layout" svg:width="5.856cm" svg:height="21.945cm" svg:x="41.839cm" svg:y="11.079cm">
          <draw:glue-point draw:id="4" svg:x="2.175cm" svg:y="5.001cm"/>
          <draw:glue-point draw:id="5" svg:x="-5.001cm" svg:y="-4.483cm"/>
          <draw:glue-point draw:id="6" svg:x="-5.001cm" svg:y="-4.152cm"/>
          <draw:glue-point draw:id="7" svg:x="-5.001cm" svg:y="-3.537cm"/>
          <draw:glue-point draw:id="8" svg:x="-5.001cm" svg:y="-3.175cm"/>
          <draw:glue-point draw:id="9" svg:x="-5.001cm" svg:y="-2.291cm"/>
          <draw:glue-point draw:id="10" svg:x="-5.001cm" svg:y="-1.829cm"/>
          <draw:glue-point draw:id="11" svg:x="-5.001cm" svg:y="-1.377cm"/>
          <draw:glue-point draw:id="12" svg:x="-5.001cm" svg:y="-0.463cm"/>
          <draw:glue-point draw:id="13" svg:x="-5.001cm" svg:y="0.431cm"/>
          <draw:glue-point draw:id="14" svg:x="-5.001cm" svg:y="1.365cm"/>
          <draw:glue-point draw:id="15" svg:x="-5.001cm" svg:y="1.817cm"/>
          <draw:glue-point draw:id="16" svg:x="-5.001cm" svg:y="2.279cm"/>
          <draw:glue-point draw:id="17" svg:x="-5.001cm" svg:y="3.123cm"/>
          <text:p text:style-name="P7"><text:span text:style-name="T2">PHY </text:span></text:p>
          <draw:enhanced-geometry svg:viewBox="0 0 21600 21600" draw:mirror-horizontal="false" draw:mirror-vertical="false" draw:extrusion="false" draw:extrusion-diffusion="100%" draw:extrusion-skew="50 -135" draw:type="rectangle" draw:enhanced-path="M 0 0 L 21600 0 21600 21600 0 21600 0 0 Z N"/>
        </draw:custom-shape>
        <draw:connector draw:style-name="gr8" draw:text-style-name="P4" draw:layer="layout" svg:x1="22.146cm" svg:y1="26.042cm" svg:x2="41.839cm" svg:y2="26.038cm" draw:start-shape="id3" draw:start-glue-point="6" draw:end-shape="id4" draw:end-glue-point="15" svg:d="M22146 26042h9847v-4h9846" svg:viewBox="0 0 19694 5">
          <text:p/>
        </draw:connector>
        <draw:frame draw:style-name="gr25" draw:text-style-name="P6" draw:layer="layout" svg:width="4.176cm" svg:height="1.538cm" svg:x="37.609cm" svg:y="23.116cm">
          <draw:text-box>
            <text:p text:style-name="P5"><text:span text:style-name="T1">RX DATA</text:span></text:p>
          </draw:text-box>
        </draw:frame>
        <draw:frame draw:style-name="gr26" draw:text-style-name="P6" draw:layer="layout" svg:width="4.176cm" svg:height="2.139cm" svg:x="37.609cm" svg:y="19.771cm">
          <draw:text-box>
            <text:p text:style-name="P5"><text:span text:style-name="T1">TX DATA</text:span></text:p>
          </draw:text-box>
        </draw:frame>
        <draw:custom-shape draw:style-name="gr27" draw:text-style-name="P10" draw:layer="layout" svg:width="11.725cm" svg:height="3.675cm" svg:x="11.167cm" svg:y="36.275cm">
          <draw:glue-point draw:id="4" svg:x="4.997cm" svg:y="-2.483cm"/>
          <draw:glue-point draw:id="5" svg:x="4.997cm" svg:y="2.542cm"/>
          <draw:glue-point draw:id="6" svg:x="-3.558cm" svg:y="-5.002cm"/>
          <draw:glue-point draw:id="7" svg:x="-2.146cm" svg:y="-5.002cm"/>
          <draw:glue-point draw:id="8" svg:x="-0.706cm" svg:y="-5.002cm"/>
          <draw:glue-point draw:id="9" svg:x="0.716cm" svg:y="-5.002cm"/>
          <draw:glue-point draw:id="10" svg:x="3.559cm" svg:y="-4.991cm"/>
          <text:p text:style-name="P7"><text:span text:style-name="T2">System clocks and rese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8" draw:text-style-name="P4" draw:layer="layout" svg:x1="20.107cm" svg:y1="11.05cm" svg:x2="20.107cm" svg:y2="6.041cm" draw:start-shape="id3" draw:start-glue-point="20" draw:end-shape="id1" draw:end-glue-point="4" svg:d="M20107 11050v-5009" svg:viewBox="0 0 1 5010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1013 1130" svg:d="M1009 1050l-449-1008-22-30-29-12-34 12-21 26-449 1012-5 13v8l5 21 12 21 17 13 21 4h903l21-4 21-13 9-21 4-21v-8z"/>
    <draw:marker draw:name="Arrowheads_20_3" draw:display-name="Arrowheads 3" svg:viewBox="0 0 20 40" svg:d="M0 40l10-40 10 40z"/>
    <draw:marker draw:name="Arrowheads_20_4" draw:display-name="Arrowheads 4" svg:viewBox="0 0 20 13" svg:d="M0 13l10-13 10 13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0cm" fo:margin-bottom="0cm" fo:margin-left="0cm" fo:margin-right="0cm" fo:page-width="5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08-19T17:27:12.558650166</meta:creation-date>
    <dc:date>2025-12-18T15:03:32.546520385</dc:date>
    <meta:editing-duration>PT19H30M28S</meta:editing-duration>
    <meta:editing-cycles>71</meta:editing-cycles>
    <meta:generator>LibreOffice/25.8.3.2$Linux_X86_64 LibreOffice_project/580$Build-2</meta:generator>
    <meta:document-statistic meta:object-count="40"/>
  </office:meta>
</office:document-meta>
</file>